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5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69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75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0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1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20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38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4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6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72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8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0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1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3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4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58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81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89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9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9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99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9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16:04:04.973850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6-01T22:50:20.550909977</dc:date>
    <meta:editing-duration>P75DT13H17M2S</meta:editing-duration>
    <meta:editing-cycles>1614</meta:editing-cycles>
    <meta:generator>LibreOffice/6.0.7.3$Linux_X86_64 LibreOffice_project/00m0$Build-3</meta:generator>
    <dc:creator>James Petts</dc:creator>
    <meta:document-statistic meta:table-count="3" meta:cell-count="5004" meta:object-count="0"/>
  </office:meta>
</office:document-meta>
</file>